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ValueResolutionSupport.setEmbeddedValueResolver( StringValu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ValueResolutionSupport.resolveEmbeddedValu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